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text-properties officeooo:paragraph-rsid="00366d36"/>
    </style:style>
    <style:style style:name="P6" style:family="paragraph" style:parent-style-name="Corpo_20_do_20_texto_3a__20_texto_20__28_geral_29_">
      <style:text-properties officeooo:paragraph-rsid="004e1dc4"/>
    </style:style>
    <style:style style:name="P7" style:family="paragraph" style:parent-style-name="Corpo_20_do_20_texto_3a__20_texto_20__28_geral_29_">
      <style:text-properties officeooo:paragraph-rsid="0053549c"/>
    </style:style>
    <style:style style:name="P8" style:family="paragraph" style:parent-style-name="Corpo_20_do_20_texto_3a__20_texto_20__28_geral_29_">
      <style:text-properties officeooo:paragraph-rsid="0056d595"/>
    </style:style>
    <style:style style:name="P9" style:family="paragraph" style:parent-style-name="Listas_3a__20_titulos">
      <style:text-properties officeooo:paragraph-rsid="00115706"/>
    </style:style>
    <style:style style:name="P10" style:family="paragraph" style:parent-style-name="Capa_3a__20_título">
      <style:text-properties officeooo:rsid="03c40176" officeooo:paragraph-rsid="0395ace2"/>
    </style:style>
    <style:style style:name="P11" style:family="paragraph" style:parent-style-name="Capa_3a__20_identificações" style:master-page-name="TCC_20_Univás_3a__20_elementos_20_pré-textuais">
      <style:paragraph-properties style:page-number="auto"/>
    </style:style>
    <style:style style:name="P12" style:family="paragraph" style:parent-style-name="Capa_3a__20_identificações" style:master-page-name="TCC_20_Univás_3a__20_elementos_20_pré-textuais">
      <style:paragraph-properties style:page-number="1"/>
    </style:style>
    <style:style style:name="P13" style:family="paragraph" style:parent-style-name="Capa_3a__20_texto">
      <style:text-properties officeooo:paragraph-rsid="0395ace2"/>
    </style:style>
    <style:style style:name="P14" style:family="paragraph" style:parent-style-name="Listas_3a__20_titulos" style:master-page-name="TCC_20_Univás_3a__20_elementos_20_pré-textuais">
      <style:paragraph-properties style:page-number="auto"/>
    </style:style>
    <style:style style:name="P15"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6" style:family="paragraph" style:parent-style-name="Sumário_3a__20_itens_20_nível_20_1">
      <style:paragraph-properties>
        <style:tab-stops>
          <style:tab-stop style:position="16cm" style:type="right" style:leader-style="dotted" style:leader-text="."/>
        </style:tab-stops>
      </style:paragraph-properties>
    </style:style>
    <style:style style:name="P17"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8"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text-align="center" style:justify-single-word="false" style:page-number="auto"/>
      <style:text-properties officeooo:rsid="00ba3833" officeooo:paragraph-rsid="0397852b"/>
    </style:style>
    <style:style style:name="P19" style:family="paragraph" style:parent-style-name="Corpo_20_do_20_texto_3a__20_texto_20__28_geral_29_" style:list-style-name="L1"/>
    <style:style style:name="P20" style:family="paragraph" style:parent-style-name="Corpo_20_do_20_texto_3a__20_texto_20__28_geral_29_" style:list-style-name="L1">
      <style:text-properties officeooo:paragraph-rsid="0395ace2"/>
    </style:style>
    <style:style style:name="P21" style:family="paragraph" style:parent-style-name="Corpo_20_do_20_texto_3a__20_texto_20__28_geral_29_" style:list-style-name="L2"/>
    <style:style style:name="P22" style:family="paragraph" style:parent-style-name="Corpo_20_do_20_texto_3a__20_texto_20__28_geral_29_" style:list-style-name="L2">
      <style:text-properties officeooo:paragraph-rsid="0395ace2"/>
    </style:style>
    <style:style style:name="P23" style:family="paragraph" style:parent-style-name="Corpo_20_do_20_texto_3a__20_texto_20__28_geral_29_">
      <style:text-properties officeooo:paragraph-rsid="005f343b"/>
    </style:style>
    <style:style style:name="P24" style:family="paragraph" style:parent-style-name="Corpo_20_do_20_texto_3a__20_texto_20__28_geral_29_">
      <style:text-properties officeooo:rsid="0395ace2" officeooo:paragraph-rsid="0395ace2"/>
    </style:style>
    <style:style style:name="P25" style:family="paragraph" style:parent-style-name="Corpo_20_do_20_texto_3a__20_texto_20__28_geral_29_">
      <style:text-properties officeooo:paragraph-rsid="0395ace2"/>
    </style:style>
    <style:style style:name="P26" style:family="paragraph" style:parent-style-name="Corpo_20_do_20_texto_3a__20_texto_20__28_geral_29_">
      <style:text-properties fo:language="en" fo:country="US" fo:font-style="normal" fo:font-weight="normal" officeooo:rsid="01013423" officeooo:paragraph-rsid="0397852b" style:font-style-asian="normal" style:font-weight-asian="normal" style:font-style-complex="normal" style:font-weight-complex="normal"/>
    </style:style>
    <style:style style:name="P27" style:family="paragraph" style:parent-style-name="Corpo_20_do_20_texto_3a__20_texto_20__28_geral_29_">
      <style:text-properties officeooo:paragraph-rsid="0397852b"/>
    </style:style>
    <style:style style:name="P28" style:family="paragraph" style:parent-style-name="Sumário_3a__20_título" style:master-page-name="TCC_20_Univás_3a__20_elementos_20_pré-textuais">
      <style:paragraph-properties style:page-number="auto"/>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pt" fo:country="BR" officeooo:rsid="033a6dbc"/>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1abadbf" style:font-style-asian="italic" style:font-style-complex="italic"/>
    </style:style>
    <style:style style:name="T10" style:family="text">
      <style:text-properties fo:language="en" fo:country="US" fo:font-style="italic" officeooo:rsid="0067840a" style:font-style-asian="italic" style:font-style-complex="italic"/>
    </style:style>
    <style:style style:name="T11" style:family="text">
      <style:text-properties fo:language="en" fo:country="US" fo:font-style="italic" officeooo:rsid="008e95e1" style:font-style-asian="italic" style:font-style-complex="italic"/>
    </style:style>
    <style:style style:name="T12" style:family="text">
      <style:text-properties fo:language="en" fo:country="US" fo:font-style="italic" fo:font-weight="normal" style:font-style-asian="italic" style:font-weight-asian="normal" style:font-style-complex="italic" style:font-weight-complex="normal"/>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officeooo:rsid="031a0715" style:font-style-asian="normal" style:font-style-complex="normal"/>
    </style:style>
    <style:style style:name="T15" style:family="text">
      <style:text-properties fo:language="en" fo:country="US" fo:font-style="normal" fo:font-weight="normal" officeooo:rsid="01013423" style:font-style-asian="normal" style:font-weight-asian="normal" style:font-style-complex="normal" style:font-weight-complex="normal"/>
    </style:style>
    <style:style style:name="T16" style:family="text">
      <style:text-properties fo:language="en" fo:country="US" fo:font-style="normal" fo:font-weight="normal" officeooo:rsid="0168563c" style:font-style-asian="normal" style:font-weight-asian="normal" style:font-style-complex="normal" style:font-weight-complex="normal"/>
    </style:style>
    <style:style style:name="T17" style:family="text">
      <style:text-properties fo:language="en" fo:country="US" fo:font-style="normal" fo:font-weight="normal" officeooo:rsid="01687781" style:font-style-asian="normal" style:font-weight-asian="normal" style:font-style-complex="normal" style:font-weight-complex="normal"/>
    </style:style>
    <style:style style:name="T18" style:family="text">
      <style:text-properties fo:language="en" fo:country="US" fo:font-style="normal" fo:font-weight="bold" officeooo:rsid="0168563c" style:font-style-asian="normal" style:font-weight-asian="bold" style:font-style-complex="normal" style:font-weight-complex="bold"/>
    </style:style>
    <style:style style:name="T19" style:family="text">
      <style:text-properties fo:language="en" fo:country="US" officeooo:rsid="01abadbf"/>
    </style:style>
    <style:style style:name="T20" style:family="text">
      <style:text-properties fo:language="en" fo:country="US" officeooo:rsid="033a6dbc"/>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3519071"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officeooo:rsid="0176ff3f"/>
    </style:style>
    <style:style style:name="T25" style:family="text">
      <style:text-properties fo:language="en" fo:country="US" officeooo:rsid="03519071"/>
    </style:style>
    <style:style style:name="T26" style:family="text">
      <style:text-properties officeooo:rsid="003905b0"/>
    </style:style>
    <style:style style:name="T27" style:family="text">
      <style:text-properties officeooo:rsid="003e1f32"/>
    </style:style>
    <style:style style:name="T28" style:family="text">
      <style:text-properties officeooo:rsid="003e241d"/>
    </style:style>
    <style:style style:name="T29" style:family="text">
      <style:text-properties officeooo:rsid="00412906"/>
    </style:style>
    <style:style style:name="T30" style:family="text">
      <style:text-properties officeooo:rsid="0042ffb4"/>
    </style:style>
    <style:style style:name="T31" style:family="text">
      <style:text-properties officeooo:rsid="004ee629"/>
    </style:style>
    <style:style style:name="T32" style:family="text">
      <style:text-properties officeooo:rsid="005d8639"/>
    </style:style>
    <style:style style:name="T33" style:family="text">
      <style:text-properties officeooo:rsid="005e4587"/>
    </style:style>
    <style:style style:name="T34" style:family="text">
      <style:text-properties fo:font-style="normal" officeooo:rsid="021ac94a" style:font-style-asian="normal" style:font-style-complex="normal"/>
    </style:style>
    <style:style style:name="T35" style:family="text">
      <style:text-properties officeooo:rsid="00732d57"/>
    </style:style>
    <style:style style:name="T36" style:family="text">
      <style:text-properties officeooo:rsid="007b2c72"/>
    </style:style>
    <style:style style:name="T37" style:family="text">
      <style:text-properties officeooo:rsid="007b45fe"/>
    </style:style>
    <style:style style:name="T38" style:family="text">
      <style:text-properties officeooo:rsid="00940ee2"/>
    </style:style>
    <style:style style:name="T39" style:family="text">
      <style:text-properties officeooo:rsid="00959abc"/>
    </style:style>
    <style:style style:name="T40" style:family="text">
      <style:text-properties officeooo:rsid="0096d3ea"/>
    </style:style>
    <style:style style:name="T41" style:family="text">
      <style:text-properties officeooo:rsid="00979e68"/>
    </style:style>
    <style:style style:name="T42" style:family="text">
      <style:text-properties officeooo:rsid="00c57e12"/>
    </style:style>
    <style:style style:name="T43" style:family="text">
      <style:text-properties fo:font-weight="bold" style:font-weight-asian="bold" style:font-weight-complex="bold"/>
    </style:style>
    <style:style style:name="T44" style:family="text">
      <style:text-properties fo:font-weight="bold" officeooo:rsid="011b3dd7" style:font-weight-asian="bold" style:font-weight-complex="bold"/>
    </style:style>
    <style:style style:name="T45" style:family="text">
      <style:text-properties fo:font-weight="bold" officeooo:rsid="02742a23" style:font-weight-asian="bold" style:font-weight-complex="bold"/>
    </style:style>
    <style:style style:name="T46" style:family="text">
      <style:text-properties fo:font-weight="bold" officeooo:rsid="027acdce" style:font-weight-asian="bold" style:font-weight-complex="bold"/>
    </style:style>
    <style:style style:name="T47" style:family="text">
      <style:text-properties fo:font-weight="bold" officeooo:rsid="02f43337" style:font-weight-asian="bold" style:font-weight-complex="bold"/>
    </style:style>
    <style:style style:name="T48" style:family="text">
      <style:text-properties fo:font-weight="bold" officeooo:rsid="034f025e" style:font-weight-asian="bold" style:font-weight-complex="bold"/>
    </style:style>
    <style:style style:name="T49" style:family="text">
      <style:text-properties fo:font-weight="bold" officeooo:rsid="03adbac3" style:font-weight-asian="bold" style:font-weight-complex="bold"/>
    </style:style>
    <style:style style:name="T50" style:family="text">
      <style:text-properties fo:font-weight="bold" officeooo:rsid="03d99d0c" style:font-weight-asian="bold" style:font-weight-complex="bold"/>
    </style:style>
    <style:style style:name="T51" style:family="text">
      <style:text-properties fo:font-weight="bold" officeooo:rsid="03ad68d2" style:font-weight-asian="bold" style:font-weight-complex="bold"/>
    </style:style>
    <style:style style:name="T52" style:family="text">
      <style:text-properties fo:font-weight="bold" officeooo:rsid="039f5489" style:font-weight-asian="bold" style:font-weight-complex="bold"/>
    </style:style>
    <style:style style:name="T53" style:family="text">
      <style:text-properties fo:font-weight="bold" officeooo:rsid="03519071"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1799400" style:font-weight-asian="normal" style:font-weight-complex="normal"/>
    </style:style>
    <style:style style:name="T56" style:family="text">
      <style:text-properties fo:font-weight="normal" officeooo:rsid="02742a23" style:font-weight-asian="normal" style:font-weight-complex="normal"/>
    </style:style>
    <style:style style:name="T57" style:family="text">
      <style:text-properties fo:font-weight="normal" officeooo:rsid="03adbac3" style:font-weight-asian="normal" style:font-weight-complex="normal"/>
    </style:style>
    <style:style style:name="T58" style:family="text">
      <style:text-properties fo:font-weight="normal" officeooo:rsid="03b09af6" style:font-weight-asian="normal" style:font-weight-complex="normal"/>
    </style:style>
    <style:style style:name="T59" style:family="text">
      <style:text-properties fo:font-weight="normal" officeooo:rsid="03d99d0c" style:font-weight-asian="normal" style:font-weight-complex="normal"/>
    </style:style>
    <style:style style:name="T60" style:family="text">
      <style:text-properties fo:font-weight="normal" officeooo:rsid="03ad68d2" style:font-weight-asian="normal" style:font-weight-complex="normal"/>
    </style:style>
    <style:style style:name="T61" style:family="text">
      <style:text-properties fo:font-weight="normal" officeooo:rsid="039f5489" style:font-weight-asian="normal" style:font-weight-complex="normal"/>
    </style:style>
    <style:style style:name="T62" style:family="text">
      <style:text-properties fo:font-weight="normal" officeooo:rsid="03af2464" style:font-weight-asian="normal" style:font-weight-complex="normal"/>
    </style:style>
    <style:style style:name="T63" style:family="text">
      <style:text-properties officeooo:rsid="011b3dd7"/>
    </style:style>
    <style:style style:name="T64" style:family="text">
      <style:text-properties officeooo:rsid="016b36c7"/>
    </style:style>
    <style:style style:name="T65" style:family="text">
      <style:text-properties officeooo:rsid="017b6cfb"/>
    </style:style>
    <style:style style:name="T66" style:family="text">
      <style:text-properties officeooo:rsid="017dde25"/>
    </style:style>
    <style:style style:name="T67" style:family="text">
      <style:text-properties officeooo:rsid="02742a23"/>
    </style:style>
    <style:style style:name="T68" style:family="text">
      <style:text-properties officeooo:rsid="027acdce"/>
    </style:style>
    <style:style style:name="T69" style:family="text">
      <style:text-properties officeooo:rsid="02f43337"/>
    </style:style>
    <style:style style:name="T70" style:family="text">
      <style:text-properties officeooo:rsid="0350696e"/>
    </style:style>
    <style:style style:name="T71" style:family="text">
      <style:text-properties officeooo:rsid="0395ace2"/>
    </style:style>
    <style:style style:name="T72" style:family="text">
      <style:text-properties officeooo:rsid="03e5073d"/>
    </style:style>
    <style:style style:name="T73" style:family="text">
      <style:text-properties officeooo:rsid="0396621a"/>
    </style:style>
    <style:style style:name="T74" style:family="text">
      <style:text-properties officeooo:rsid="000e572a"/>
    </style:style>
    <style:style style:name="T75" style:family="text">
      <style:text-properties officeooo:rsid="03adbac3"/>
    </style:style>
    <style:style style:name="T76" style:family="text">
      <style:text-properties officeooo:rsid="03d81786"/>
    </style:style>
    <style:style style:name="T77" style:family="text">
      <style:text-properties officeooo:rsid="03d99d0c"/>
    </style:style>
    <style:style style:name="T78" style:family="text">
      <style:text-properties fo:text-transform="uppercase" officeooo:rsid="03d99d0c" style:font-size-asian="10.5pt"/>
    </style:style>
    <style:style style:name="T79" style:family="text">
      <style:text-properties officeooo:rsid="03ad68d2"/>
    </style:style>
    <style:style style:name="T80" style:family="text">
      <style:text-properties officeooo:rsid="039f5489"/>
    </style:style>
    <style:style style:name="T81" style:family="text">
      <style:text-properties officeooo:rsid="03519071"/>
    </style:style>
    <style:style style:name="T82" style:family="text">
      <style:text-properties officeooo:rsid="03d517e7"/>
    </style:style>
    <style:style style:name="T83" style:family="text">
      <style:text-properties fo:font-variant="normal" fo:text-transform="none" fo:color="#222222" style:font-name="Times New Roman1" fo:font-size="12pt" fo:letter-spacing="normal" fo:font-style="normal" fo:font-weight="normal" style:font-size-asian="12pt" style:font-size-complex="12pt"/>
    </style:style>
    <style:style style:name="T84"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85"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86" style:family="text">
      <style:text-properties officeooo:rsid="03b24ee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0">Desenvolvimento modular de software <text:span text:style-name="T72">utilizando</text:span> <text:span text:style-name="T7">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2">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0">Desenvolvimento modular de software <text:span text:style-name="T72">utilizando</text:span> <text:span text:style-name="T7">osgi</text:span></text:p>
      <text:p text:style-name="Capa_3a__20_identificações"/>
      <text:p text:style-name="Capa_3a__20_identificações"/>
      <text:p text:style-name="P13"><text:span text:style-name="T71">Trabalho de Conclusão de Curso Sistemas de Informação da Universidade do Vale do Sapucaí como requisito para obtenção de título de bacharel em SISTEMAS DE INFORMAÇÃO</text:span></text:p>
      <text:p text:style-name="Capa_3a__20_identificações"/>
      <text:p text:style-name="Capa_3a__20_identificações"/>
      <text:p text:style-name="Capa_3a__20_texto">Orientador: M<text:span text:style-name="T71">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4">Lista de figuras</text:p>
          </text:index-title>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4">Lista de tabelas</text:p>
          </text:index-title>
        </text:index-body>
      </text:table-index>
      <text:p text:style-name="P9"/>
      <text:p text:style-name="P15">Lista de abreviaturas e siglas</text:p>
      <text:p text:style-name="P2">API<text:tab/><text:tab/><text:span text:style-name="T8">Application</text:span><text:span text:style-name="T3"> </text:span><text:span text:style-name="T8">Programming</text:span><text:span text:style-name="T3"> Interface</text:span></text:p>
      <text:p text:style-name="P2"><text:span text:style-name="T34">BSD</text:span><text:span text:style-name="T4"> <text:tab/><text:tab/></text:span><text:span text:style-name="T5">Berkeley Software </text:span><text:span text:style-name="T12">Distribution</text:span></text:p>
      <text:p text:style-name="P2">CSS<text:tab/><text:tab/><text:span text:style-name="T8">Cascading</text:span><text:span text:style-name="T3"> </text:span><text:span text:style-name="T8">Style</text:span><text:span text:style-name="T3"> </text:span><text:span text:style-name="T8">Sheet</text:span></text:p>
      <text:p text:style-name="P2">EJB<text:tab/><text:tab/><text:span text:style-name="T8">Enterprise</text:span><text:span text:style-name="T3"> </text:span><text:span text:style-name="T8">JavaBeans</text:span></text:p>
      <text:p text:style-name="P2"><text:span text:style-name="T7">HTML<text:tab/><text:tab/></text:span><text:span text:style-name="T8">H</text:span><text:span text:style-name="T11">y</text:span><text:span text:style-name="T8">perText Markup Language</text:span></text:p>
      <text:p text:style-name="P2"><text:span text:style-name="T7">ICC<text:tab/><text:tab/></text:span><text:span text:style-name="T13">Inatel</text:span><text:span text:style-name="T8"> Competence Center</text:span></text:p>
      <text:p text:style-name="P4"><text:span text:style-name="T7">IDE<text:tab/><text:tab/></text:span><text:span text:style-name="T10">Integrated Development Environment</text:span></text:p>
      <text:p text:style-name="P2"><text:span text:style-name="T7">IoT<text:tab/><text:tab/></text:span><text:span text:style-name="T8">Internet of Things</text:span></text:p>
      <text:p text:style-name="P2"><text:span text:style-name="T13">JDBC<text:tab/><text:tab/>Java </text:span><text:span text:style-name="T8">Database Connectivity</text:span></text:p>
      <text:p text:style-name="P2"><text:span text:style-name="T14">JEE<text:tab/><text:tab/></text:span><text:span text:style-name="T13">Java</text:span><text:span text:style-name="T8"> Platform, Enterprise Edition.</text:span></text:p>
      <text:p text:style-name="P2">JMS<text:tab/><text:tab/>Java <text:span text:style-name="T8">Message</text:span><text:span text:style-name="T3"> </text:span><text:span text:style-name="T8">Service</text:span></text:p>
      <text:p text:style-name="P2">JPA<text:tab/><text:tab/>Java <text:span text:style-name="T8">Persistence</text:span><text:span text:style-name="T3"> </text:span>API</text:p>
      <text:p text:style-name="P2">JVM<text:tab/><text:tab/>Java <text:span text:style-name="T3">Virtual Machine</text:span></text:p>
      <text:p text:style-name="P2">NTT<text:tab/><text:tab/><text:span text:style-name="T8">Nippon</text:span><text:span text:style-name="T3"> </text:span><text:span text:style-name="T8">Telegraph</text:span><text:span text:style-name="T3"> </text:span><text:span text:style-name="T8">and</text:span><text:span text:style-name="T3"> </text:span><text:span text:style-name="T8">Telephone</text:span></text:p>
      <text:p text:style-name="P2">OSGi<text:tab/><text:tab/><text:span text:style-name="T8">Open</text:span><text:span text:style-name="T3"> </text:span><text:span text:style-name="T8">Services</text:span><text:span text:style-name="T3"> </text:span><text:span text:style-name="T8">Gateway</text:span><text:span text:style-name="T3"> </text:span><text:span text:style-name="T9">initiative</text:span></text:p>
      <text:p text:style-name="P2"><text:span text:style-name="T19">S</text:span><text:span text:style-name="T7">ENAC<text:tab/></text:span><text:span text:style-name="T6">Serviço</text:span><text:span text:style-name="T20"> </text:span><text:span text:style-name="T6">Nacional</text:span><text:span text:style-name="T20"> </text:span><text:span text:style-name="T6">de</text:span><text:span text:style-name="T20"> </text:span><text:span text:style-name="T6">Aprendizagem</text:span><text:span text:style-name="T20"> </text:span><text:span text:style-name="T6">Comercial</text:span></text:p>
      <text:p text:style-name="P2">SQL<text:tab/><text:tab/><text:span text:style-name="T8">Structured</text:span><text:span text:style-name="T3"> </text:span><text:span text:style-name="T8">Query</text:span><text:span text:style-name="T3"> </text:span><text:span text:style-name="T8">Language</text:span></text:p>
      <text:p text:style-name="P2">SRA<text:tab/><text:tab/><text:span text:style-name="T8">Systems</text:span><text:span text:style-name="T3"> </text:span><text:span text:style-name="T8">Research</text:span><text:span text:style-name="T3"> </text:span><text:span text:style-name="T8">and</text:span><text:span text:style-name="T3"> </text:span><text:span text:style-name="T8">Applications</text:span><text:span text:style-name="T3"> Corporation</text:span></text:p>
      <text:p text:style-name="P2">UNIFEI<text:tab/>Universidade Federal de Itajubá</text:p>
      <text:p text:style-name="P2">UNIVAS<text:tab/>Universidade do Vale do Sapucaí</text:p>
      <text:p text:style-name="P2">XHTML<text:tab/><text:span text:style-name="T8">Extensible</text:span><text:span text:style-name="T3"> HyperText </text:span><text:span text:style-name="T8">Markup</text:span><text:span text:style-name="T3"> </text:span><text:span text:style-name="T8">Language</text:span></text:p>
      <text:p text:style-name="P2">XML<text:tab/><text:tab/><text:span text:style-name="T8">Extensible</text:span><text:span text:style-name="T3"> </text:span><text:span text:style-name="T8">Markup</text:span><text:span text:style-name="T3"> </text:span><text:span text:style-name="T8">Language</text:span></text:p>
      <text:p text:style-name="P2"><text:span text:style-name="T7">W3C<text:tab/><text:tab/></text:span><text:span text:style-name="T8">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8">Sumário</text:p>
          </text:index-title>
          <text:p text:style-name="P16"><text:a xlink:type="simple" xlink:href="#__RefHeading__4575_361370671" text:style-name="Index_20_Link" text:visited-style-name="Index_20_Link">Introdução<text:tab/>6</text:a></text:p>
          <text:p text:style-name="P16"><text:a xlink:type="simple" xlink:href="#__RefHeading__13640_690709816" text:style-name="Index_20_Link" text:visited-style-name="Index_20_Link">Referências<text:tab/>9</text:a></text:p>
        </text:index-body>
      </text:table-of-content>
      <text:list xml:id="list8752364071715442257" text:style-name="TCC_20_Univás_3a__20_númeração_20_títulos_20_e_20_subtítulos">
        <text:list-header>
          <text:h text:style-name="P17" text:outline-level="1"><text:bookmark-start text:name="__RefHeading__4575_361370671"/>Introdução<text:bookmark-end text:name="__RefHeading__4575_361370671"/></text:h>
        </text:list-header>
      </text:list>
      <text:p text:style-name="P2"/>
      <text:p text:style-name="P3"/>
      <text:p text:style-name="P3"/>
      <text:p text:style-name="P5">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6">será demonstrado</text:span> um modelo de desenvolvimento modular, utilizando a especificação OSGi.</text:p>
      <text:p text:style-name="P5">OSGi, abreviação para <text:span text:style-name="T8">Open</text:span><text:span text:style-name="T3"> </text:span><text:span text:style-name="T8">Services</text:span><text:span text:style-name="T3"> </text:span><text:span text:style-name="T8">Gateway</text:span><text:span text:style-name="T3"> </text:span><text:span text:style-name="T8">Initiative</text:span>, possibilita o desenvolvimento de <text:span text:style-name="T3">softwares</text:span> em módulos, disponibilizando o gerenciamento dos mesmos e <text:span text:style-name="T73">fornece </text:span>facilidades na manutenção e expansão da aplicação.</text:p>
      <text:p text:style-name="P5">Segundo Fernandes (2009), um sistema modular possui algumas propriedades. Deve ser autocontido, os módulos podem ser incluídos, retirados, instalados ou desinstalados. Outra propriedade é ter alta coesão. <text:span text:style-name="T27">U</text:span>m módulo deve cumprir apenas sua finalidade, ou seja, deve fazer somente as funções que lhe foram atribuídas. O baixo acoplamento é outra propriedade muito importante. <text:span text:style-name="T28">U</text:span>m módulo não precisa se preocupar com implementações de outros módulos que interagem com ele, além de permitir alterá-lo sem a necessidade de atualizar os outros.</text:p>
      <text:p text:style-name="P5">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9">D</text:span>ois exemplos de projetos de <text:span text:style-name="T3">softwares</text:span> que foram desenvolvidos utilizando a especificação OSGi e <text:span text:style-name="T30">que atendem</text:span> a definição de modularização, <text:span text:style-name="T30">são,</text:span> IDE<text:note text:id="ftn1" text:note-class="footnote"><text:note-citation>1</text:note-citation><text:note-body><text:p text:style-name="Notas_20_de_20_rodapé">IDE – <text:span text:style-name="T35">Abreviação para </text:span><text:span text:style-name="T8">Integrated</text:span><text:span text:style-name="T3"> </text:span><text:span text:style-name="T8">Development</text:span><text:span text:style-name="T3"> </text:span><text:span text:style-name="T8">Environment.</text:span></text:p></text:note-body></text:note> Eclipse, ferramenta de desenvolvimento de softwares e o <text:span text:style-name="T7">GlassFish</text:span>, servidor de aplicações JEE<text:note text:id="ftn2" text:note-class="footnote"><text:note-citation>2</text:note-citation><text:note-body><text:p text:style-name="Notas_20_de_20_rodapé">JEE – Abreviação para Java <text:span text:style-name="T8">Platform</text:span>, <text:span text:style-name="T8">Enterprise</text:span> <text:span text:style-name="T8">Edition</text:span><text:span text:style-name="T7">.</text:span></text:p></text:note-body></text:note>.</text:p>
      <text:p text:style-name="P5">O uso da modularização, com certeza, traz grandes benefícios para o desenvolvimento e manutenção de um <text:span text:style-name="T3">software</text:span>. Poder parar parte de uma aplicação para fazer uma manutenção ou poder instalar novas funcionalidades, garantindo que todas as outras partes restantes continuem funcionando normalmente, seria uma característica notável da aplicação, <text:span text:style-name="T73">principalmente em grandes empresas, onde não se tem o luxo de parar o sistema par atualizar </text:span><text:soft-page-break/><text:span text:style-name="T73">um relatório</text:span>.</text:p>
      <text:p text:style-name="P6">Fernandes (2009) forneceu uma visão geral sobre <text:span text:style-name="T31">OSGI</text:span>, mostrando seus benefícios e salientando a importância da plataforma Java possuir um melhor suporte à modularidade, até demonstrando com um exemplo simples as premissas e vantagens do OSGi.</text:p>
      <text:p text:style-name="P7"><text:span text:style-name="T7">Mayworm</text:span> (2010) demonstra a tecnologia OSGi no contexto de aplicações distribuídas, permitindo a disponibilização de seus serviços remotamente, integrando com diferentes <text:span text:style-name="T8">frameworks</text:span> de <text:span text:style-name="T3">middleware</text:span> para o desenvolvimento de aplicações empresariais.</text:p>
      <text:p text:style-name="P8">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8">deployment</text:span> local ou execução remota – é necessário analisar o contexto e o objetivo da aplicação, pois cada um se adapta melhor a determinadas situações e ambientes de execução.</text:p>
      <text:p text:style-name="P23">Portanto, <text:span text:style-name="T32">após despertar um grande interesse pelo modelo de desenvolvimento modular</text:span>, <text:span text:style-name="T33">será realizado estudos sobre a especificação OSGi, e ainda, o desenvolvimento de </text:span>uma aplicação <text:span text:style-name="T32">modular que demonstre tal modelo de desenvolvimento.</text:span></text:p>
      <text:p text:style-name="P24">O presente trabalho possui como objetivo geral:</text:p>
      <text:p text:style-name="P24"/>
      <text:list xml:id="list7477260306014534271" text:style-name="L1">
        <text:list-item>
          <text:p text:style-name="P19">Demonstrar o modelo de desenvolvimento modular utilizando a especificação OSGi para aplicações empresariais;</text:p>
          <text:p text:style-name="P19"/>
          <text:p text:style-name="P20"><text:span text:style-name="T71">e objetivos específicos:</text:span></text:p>
          <text:p text:style-name="P20"/>
        </text:list-item>
      </text:list>
      <text:list xml:id="list5959124485519284295" text:style-name="L2">
        <text:list-item>
          <text:p text:style-name="P21">Pesquisar as melhores práticas e <text:span text:style-name="T8">frameworks</text:span> que contribuem para a produtividade no desenvolvimento modularizado;</text:p>
        </text:list-item>
        <text:list-item>
          <text:p text:style-name="P21">Desenvolver uma aplicação que exemplifique <text:span text:style-name="T36">o modelo de desenvolvimento modularizado através da especificação OSGi</text:span>;</text:p>
        </text:list-item>
        <text:list-item>
          <text:p text:style-name="P22">Obter através dos resultados uma conclusão sobre a<text:span text:style-name="T37">s vantagens do modelo de</text:span> desenvolvimento <text:span text:style-name="T37">modular.</text:span></text:p>
        </text:list-item>
      </text:list>
      <text:p text:style-name="P25">Diante dos vários segmentos e constantes mudanças empresariais, novos <text:span text:style-name="T3">softwares</text:span> são desenvolvidos e precisam estar preparados para acompanhar as modificações que ocorrem nos processos de uma empresa. Dessa forma o desenvolvimento separado em módulos seria uma <text:soft-page-break/>solução para atender empresas de diferentes setores em vez de criar um <text:span text:style-name="T3">software</text:span> para cada <text:span text:style-name="T38">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39">tem</text:span> relevância na visão acadêmica diante da aprendizagem da tecnologia OSGi, <text:span text:style-name="T40">além de a</text:span>gregar conceitos sobre o desenvolvimento de softwares de forma modularizada. E ainda, por ser pouco utilizada no mercado devido à sua complexidade de aprendizagem, <text:span text:style-name="T42">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Como a adoção dessa nova prática e tecnologia proporciona a reutilização de código, consequentemente não haverá a necessidade do desenvolvimento repetido de funcionalidades, economizando tempo, energia elétrica e recursos computacionais, <text:span text:style-name="T41">a</text:span>lgo que se tornou de grande valor atualmente, visando o desenvolvimento harmonioso e sustentável entre o ser humano e a natureza.</text:p>
      <text:list xml:id="list104907416153946" text:continue-list="list8752364071715442257" text:style-name="TCC_20_Univás_3a__20_númeração_20_títulos_20_e_20_subtítulos">
        <text:list-header>
          <text:h text:style-name="P18" text:outline-level="1"><text:bookmark-start text:name="__RefHeading__13640_690709816"/>Referências<text:bookmark-end text:name="__RefHeading__13640_690709816"/></text:h>
        </text:list-header>
      </text:list>
      <text:p text:style-name="P27"/>
      <text:p text:style-name="P26"/>
      <text:p text:style-name="Corpo_20_do_20_texto_3a__20_texto_20__28_referência_29_">APACHE. <text:span text:style-name="T43">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43">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64">á</text:span>bio. <text:span text:style-name="T43">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67">BORBA, Paulo. </text:span><text:span text:style-name="T45">Aspectos de Modularização</text:span><text:span text:style-name="T56">.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7">Neil.</text:span> <text:span text:style-name="T43">OSGi In </text:span><text:span text:style-name="T21">Practice</text:span><text:span text:style-name="T7">.</text:span> 2009.</text:p>
      <text:p text:style-name="Corpo_20_do_20_texto_3a__20_texto_20__28_referência_29_"/>
      <text:p text:style-name="Corpo_20_do_20_texto_3a__20_texto_20__28_referência_29_"><text:span text:style-name="T15">BOSSCHAERT, </text:span><text:span text:style-name="T16">David. </text:span><text:span text:style-name="T18">OSGi in Depth</text:span><text:span text:style-name="T16">. </text:span><text:span text:style-name="T17">Shelter Island: Manning Publications Co, 2012</text:span></text:p>
      <text:p text:style-name="Corpo_20_do_20_texto_3a__20_texto_20__28_referência_29_"/>
      <text:p text:style-name="Corpo_20_do_20_texto_3a__20_texto_20__28_referência_29_">CAELUM. <text:span text:style-name="T43">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43">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43">Programação em Java</text:span>. Santa Catarina: Copyleft <text:span text:style-name="T7">Pearson</text:span> <text:span text:style-name="T7">Education</text:span>, 2008.</text:p>
      <text:p text:style-name="Corpo_20_do_20_texto_3a__20_texto_20__28_referência_29_"/>
      <text:p text:style-name="Corpo_20_do_20_texto_3a__20_texto_20__28_referência_29_">COOK, Stuart; SELLTIZ, Claire; WRIGHTSMAN, Lawrence Samuel. <text:span text:style-name="T43">Métodos de pesquisa nas relações sociais</text:span>. São Paulo: EPU, 1987.</text:p>
      <text:p text:style-name="Corpo_20_do_20_texto_3a__20_texto_20__28_referência_29_"/>
      <text:p text:style-name="Corpo_20_do_20_texto_3a__20_texto_20__28_referência_29_"><text:span text:style-name="T75">COSTA, Gabriel. </text:span><text:span text:style-name="T49">O que é bootstrap?</text:span><text:span text:style-name="T57"> 2014. Disponível em http://www.tutorialwebdesign.com.br/o-que-e-bootstrap/. Acesso em 09 </text:span><text:span text:style-name="T58">de agosto, 2015.</text:span></text:p>
      <text:p text:style-name="Corpo_20_do_20_texto_3a__20_texto_20__28_referência_29_"/>
      <text:p text:style-name="Corpo_20_do_20_texto_3a__20_texto_20__28_referência_29_">DEITEL, <text:span text:style-name="T7">Harvey</text:span> <text:span text:style-name="T7">Matt</text:span>; DEITEL, Paul John. <text:span text:style-name="T43">Java </text:span><text:span text:style-name="T21">How</text:span><text:span text:style-name="T43"> to </text:span><text:span text:style-name="T21">Program</text:span><text:span text:style-name="T7">.</text:span> 8. ed. Edson <text:span text:style-name="T7">Furmankiewicz.</text:span> São Paulo: <text:span text:style-name="T7">Pearson</text:span> <text:span text:style-name="T7">Prentice</text:span> Hall, 2010.</text:p>
      <text:p text:style-name="Corpo_20_do_20_texto_3a__20_texto_20__28_referência_29_"/>
      <text:p text:style-name="Corpo_20_do_20_texto_3a__20_texto_20__28_referência_29_">DEVMEDIA. <text:span text:style-name="T43">Introdução ao </text:span><text:span text:style-name="T21">Spring</text:span><text:span text:style-name="T43"> </text:span><text:span text:style-name="T21">Framework</text:span><text:span text:style-name="T7">.</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43">Novidades do GlassFish 3.1</text:span>. 2011. Disponível em: http://www.devmedia.com.br/novidades-do-glassfish-3-1-artigo-java-magazine-91/21124. <text:soft-page-break/>Acesso em 19 de junho, 2015.</text:p>
      <text:p text:style-name="Corpo_20_do_20_texto_3a__20_texto_20__28_referência_29_"/>
      <text:p text:style-name="Corpo_20_do_20_texto_3a__20_texto_20__28_referência_29_">DURHAM, <text:span text:style-name="T7">Ala</text:span><text:span text:style-name="T24">n</text:span>; JOHNSON, <text:span text:style-name="T7">Ralph.</text:span> <text:span text:style-name="T54">A </text:span><text:span text:style-name="T23">Framework</text:span><text:span text:style-name="T54"> for </text:span><text:span text:style-name="T23">Run-time</text:span><text:span text:style-name="T54"> </text:span><text:span text:style-name="T23">Systems</text:span><text:span text:style-name="T54"> </text:span><text:span text:style-name="T23">and</text:span><text:span text:style-name="T54"> </text:span><text:span text:style-name="T23">its</text:span><text:span text:style-name="T54"> Visual </text:span><text:span text:style-name="T23">Programming</text:span><text:span text:style-name="T54"> </text:span><text:span text:style-name="T23">Language</text:span><text:span text:style-name="T7">.</text:span> In: <text:span text:style-name="T43">OBJECT-ORIENTED PROGRAMMING SYSTEMS, LANGUAGES, AND APPLICATIONS</text:span>. <text:span text:style-name="T7">San</text:span> <text:span text:style-name="T7">Jose</text:span>, CA, 1996, p. 20-25.</text:p>
      <text:p text:style-name="Corpo_20_do_20_texto_3a__20_texto_20__28_referência_29_"/>
      <text:p text:style-name="Corpo_20_do_20_texto_3a__20_texto_20__28_referência_29_">FERNANDES, Leonardo. <text:span text:style-name="T43">OSGi e os benefícios de uma Arquitetura Modular</text:span>. 37.ed. 2009. p. 27-35.</text:p>
      <text:p text:style-name="Corpo_20_do_20_texto_3a__20_texto_20__28_referência_29_"/>
      <text:p text:style-name="Corpo_20_do_20_texto_3a__20_texto_20__28_referência_29_">GAMA, <text:span text:style-name="T7">Kiev.</text:span><text:span text:style-name="T43">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63">GIL, Antônio Carlos. </text:span><text:span text:style-name="T44">Como elaborar projetos de pesquisa</text:span><text:span text:style-name="T63">. São Paulo: Atlas, 2002.</text:span></text:p>
      <text:p text:style-name="Corpo_20_do_20_texto_3a__20_texto_20__28_referência_29_"/>
      <text:p text:style-name="Corpo_20_do_20_texto_3a__20_texto_20__28_referência_29_">GON<text:span text:style-name="T76">Ç</text:span>ALVES, Antonio. <text:span text:style-name="T21">Beginning</text:span><text:span text:style-name="T43"> Java EE 6 </text:span><text:span text:style-name="T48">Platform</text:span><text:span text:style-name="T43"> </text:span><text:span text:style-name="T21">with</text:span><text:span text:style-name="T43"> GlassFish 3</text:span>. <text:span text:style-name="T70">Nova York: Springer Science+Businnes Media, LCC.</text:span> 2010.</text:p>
      <text:p text:style-name="Corpo_20_do_20_texto_3a__20_texto_20__28_referência_29_"/>
      <text:p text:style-name="Corpo_20_do_20_texto_3a__20_texto_20__28_referência_29_">JERSEY. <text:span text:style-name="T43">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43">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7">Kirk.</text:span> <text:span text:style-name="T43">Java </text:span><text:span text:style-name="T47">A</text:span><text:span text:style-name="T21">pplication</text:span><text:span text:style-name="T43"> </text:span><text:span text:style-name="T47">A</text:span><text:span text:style-name="T21">rchitecture</text:span><text:span text:style-name="T43">:</text:span> <text:span text:style-name="T69">M</text:span><text:span text:style-name="T7">odularity</text:span> <text:span text:style-name="T69">P</text:span><text:span text:style-name="T7">atterns</text:span> <text:span text:style-name="T7">with</text:span> <text:span text:style-name="T69">E</text:span><text:span text:style-name="T7">xamples</text:span> <text:span text:style-name="T69">U</text:span><text:span text:style-name="T7">sing</text:span> OSGi. <text:span text:style-name="T7">Crawfordsville</text:span>: <text:span text:style-name="T7">Pearson</text:span> <text:span text:style-name="T7">Education</text:span>, 2012.</text:p>
      <text:p text:style-name="Corpo_20_do_20_texto_3a__20_texto_20__28_referência_29_"/>
      <text:p text:style-name="Corpo_20_do_20_texto_3a__20_texto_20__28_referência_29_"><text:span text:style-name="T77">LIRA</text:span>, <text:tab/><text:span text:style-name="T77">Douglas</text:span>; <text:span text:style-name="T78">Schmitz</text:span>, <text:span text:style-name="T77">Daniel</text:span>. <text:span text:style-name="T50">AngularJS na prática</text:span><text:span text:style-name="T59">. São Paulo:</text:span> Leanpub, <text:span text:style-name="T77">2014</text:span>.</text:p>
      <text:p text:style-name="Corpo_20_do_20_texto_3a__20_texto_20__28_referência_29_"/>
      <text:p text:style-name="Corpo_20_do_20_texto_3a__20_texto_20__28_referência_29_">LUCENA, Fábio Nogueira de. <text:span text:style-name="T43">Introdução ao </text:span><text:span text:style-name="T21">Equinox</text:span><text:span text:style-name="T7">.</text:span> 2010. Disponível em https://code.google.com/p/exemplos/<text:span text:style-name="T7">wiki</text:span>/<text:span text:style-name="T7">equinox.</text:span> Acesso em 09 de março, 2015.</text:p>
      <text:p text:style-name="Corpo_20_do_20_texto_3a__20_texto_20__28_referência_29_"/>
      <text:p text:style-name="Corpo_20_do_20_texto_3a__20_texto_20__28_referência_29_">MADEIRA, Marcelo. <text:span text:style-name="T43">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43">OSGi Distribuído: </text:span><text:span text:style-name="T23">deployment</text:span><text:span text:style-name="T54"> local e execução remota. Monografia de Seminários de Sistemas Distribuídos. Pontifíc</text:span><text:span text:style-name="T55">i</text:span><text:span text:style-name="T54">a Universidade Católica do Rio de Janeiro, 2008.</text:span></text:p>
      <text:p text:style-name="Corpo_20_do_20_texto_3a__20_texto_20__28_referência_29_"/>
      <text:p text:style-name="Corpo_20_do_20_texto_3a__20_texto_20__28_referência_29_"><text:span text:style-name="T79">MARIE, Victor. </text:span><text:span text:style-name="T51">Bootsrapt e formulários HTML5.</text:span><text:span text:style-name="T60"> 2015. Disponível em http://www.caelum.com.br/apostila-html-css-javascript/bootstrap-e-formularios-html5/. Acesso em 09 </text:span><text:span text:style-name="T57">de agosto, 2015</text:span><text:span text:style-name="T60">.</text:span></text:p>
      <text:p text:style-name="Corpo_20_do_20_texto_3a__20_texto_20__28_referência_29_"/>
      <text:p text:style-name="Corpo_20_do_20_texto_3a__20_texto_20__28_referência_29_">MAUJOR. <text:span text:style-name="T43">Site sobre CSS e Padrões Web:</text:span> Por que CSS?. 2015. Disponível <text:span text:style-name="T65">em http</text:span>://www.maujor.com/index.php. Acesso em 08 de março, 2015.</text:p>
      <text:p text:style-name="Corpo_20_do_20_texto_3a__20_texto_20__28_referência_29_"/>
      <text:p text:style-name="Corpo_20_do_20_texto_3a__20_texto_20__28_referência_29_">MAYWORM, Marcelo. <text:span text:style-name="T43">OSGi Distribuída:</text:span> Uma Visão Geral. 42.ed. 2010. p. 60-67.</text:p>
      <text:p text:style-name="Corpo_20_do_20_texto_3a__20_texto_20__28_referência_29_"><text:soft-page-break/></text:p>
      <text:p text:style-name="Corpo_20_do_20_texto_3a__20_texto_20__28_referência_29_">MILANI, André. PostgreSQL: <text:span text:style-name="T43">Guia do Programador</text:span>. São Paulo: <text:span text:style-name="T7">Novatec</text:span> Editora, 2008.</text:p>
      <text:p text:style-name="Corpo_20_do_20_texto_3a__20_texto_20__28_referência_29_"/>
      <text:p text:style-name="Corpo_20_do_20_texto_3a__20_texto_20__28_referência_29_">Mozilla <text:span text:style-name="T7">Developer</text:span> <text:span text:style-name="T7">Network.</text:span> <text:span text:style-name="T43">CSS</text:span>. 2015. Disponível em: https://developer.mozilla.org/<text:span text:style-name="T7">pt-BR</text:span>/<text:span text:style-name="T7">docs</text:span>/Web/CSS. Acesso em 08 de março, 2015.</text:p>
      <text:p text:style-name="Corpo_20_do_20_texto_3a__20_texto_20__28_referência_29_"/>
      <text:p text:style-name="Corpo_20_do_20_texto_3a__20_texto_20__28_referência_29_">Mozilla <text:span text:style-name="T7">Developer</text:span> <text:span text:style-name="T7">Network.</text:span> <text:span text:style-name="T43">HTML</text:span>. 2014. Disponível em: https://developer.mozilla.org/<text:span text:style-name="T7">pt-BR</text:span>/<text:span text:style-name="T7">docs</text:span>/Web/HTML. Acesso em 07 de março, 2015.</text:p>
      <text:p text:style-name="Corpo_20_do_20_texto_3a__20_texto_20__28_referência_29_"/>
      <text:p text:style-name="Corpo_20_do_20_texto_3a__20_texto_20__28_referência_29_"><text:span text:style-name="T54">Mozilla </text:span><text:span text:style-name="T23">Developer</text:span><text:span text:style-name="T54"> </text:span><text:span text:style-name="T23">Network.</text:span><text:span text:style-name="T54"> </text:span><text:span text:style-name="T43">JavaScript</text:span><text:span text:style-name="T54">. 2015. Disponível em: https://developer.mozilla.org/pt-BR/</text:span><text:span text:style-name="T23">docs</text:span><text:span text:style-name="T54">/Web/JavaScript. Acesso em 08 de março, 2015.</text:span></text:p>
      <text:p text:style-name="Corpo_20_do_20_texto_3a__20_texto_20__28_referência_29_"/>
      <text:p text:style-name="Corpo_20_do_20_texto_3a__20_texto_20__28_referência_29_">Mozilla <text:span text:style-name="T7">Developer</text:span> <text:span text:style-name="T7">Network.</text:span> <text:span text:style-name="T43">JavaScript </text:span><text:span text:style-name="T21">language</text:span><text:span text:style-name="T43"> </text:span><text:span text:style-name="T21">resources</text:span><text:span text:style-name="T7">.</text:span> 2014. Disponível em https://developer.mozilla.org/en-US/<text:span text:style-name="T7">docs</text:span>/Web/JavaScript/<text:span text:style-name="T7">Language</text:span>_<text:span text:style-name="T7">Resources.</text:span> Acesso em 08 de março, 2015.</text:p>
      <text:p text:style-name="Corpo_20_do_20_texto_3a__20_texto_20__28_referência_29_"/>
      <text:p text:style-name="Corpo_20_do_20_texto_3a__20_texto_20__28_referência_29_"><text:span text:style-name="T80">OLIVEIRA, Eric. </text:span><text:span text:style-name="T52">Aprenda AngularJS com estes 5 Exemplos Práticos.</text:span><text:span text:style-name="T61"> 2013. Disponível em http://javascriptbrasil.com/2013/10/23/aprenda-angularjs-com-estes-5-exemplos-praticos/. Acesso em 09 </text:span><text:span text:style-name="T62">de agosto, 2015</text:span><text:span text:style-name="T61">.</text:span></text:p>
      <text:p text:style-name="Corpo_20_do_20_texto_3a__20_texto_20__28_referência_29_"/>
      <text:p text:style-name="Corpo_20_do_20_texto_3a__20_texto_20__28_referência_29_">OSGI ALLIANCE. <text:span text:style-name="T43">OSGi</text:span><text:span text:style-name="T54">.</text:span> 2015. Disponível em http://www.osgi.org/Main/<text:span text:style-name="T7">HomePage.</text:span> Acesso em 08 de março, 2015.</text:p>
      <text:p text:style-name="Corpo_20_do_20_texto_3a__20_texto_20__28_referência_29_"/>
      <text:p text:style-name="Corpo_20_do_20_texto_3a__20_texto_20__28_referência_29_"><text:span text:style-name="T81">ORACLE. </text:span><text:span text:style-name="T22">Difference</text:span><text:span text:style-name="T53"> </text:span><text:span text:style-name="T22">between</text:span><text:span text:style-name="T53"> GlassFish </text:span><text:span text:style-name="T22">Open</text:span><text:span text:style-name="T53"> </text:span><text:span text:style-name="T22">Source</text:span><text:span text:style-name="T53"> </text:span><text:span text:style-name="T22">and</text:span><text:span text:style-name="T53"> </text:span><text:span text:style-name="T22">Commercial</text:span><text:span text:style-name="T53"> </text:span><text:span text:style-name="T22">Editions</text:span><text:span text:style-name="T25">.</text:span><text:span text:style-name="T81">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43">REST</text:span>: Construa API's inteligentes de maneira simples. São Paulo: Casa do Código, 2013.</text:p>
      <text:p text:style-name="Corpo_20_do_20_texto_3a__20_texto_20__28_referência_29_"/>
      <text:p text:style-name="Corpo_20_do_20_texto_3a__20_texto_20__28_referência_29_"><text:span text:style-name="T82">SANTOS FILHO</text:span>, Walter dos. <text:span text:style-name="T43">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43">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7">Samy.</text:span> <text:span text:style-name="T43">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43">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43">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7">Richard</text:span>; LIZARDO, <text:span text:style-name="T66">Luis</text:span> Eduardo O. <text:soft-page-break/><text:span text:style-name="T43">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83">STERN, </text:span><text:span text:style-name="Strong_20_Emphasis"><text:span text:style-name="T84">Eduardo Hoelz</text:span></text:span><text:span text:style-name="T83">. </text:span><text:span text:style-name="T85">PostgreSQL</text:span><text:span text:style-name="T83"> - Introducao e Conceitos. 2003.</text:span> Disponível em <text:span text:style-name="T86">http://www.devmedia.com.br/artigo-sql-magazine-6-postgresql-introducao-e-conceitos/7185</text:span>. Acesso em <text:span text:style-name="T86">10</text:span> de <text:span text:style-name="T86">agosto</text:span>, 2015.</text:p>
      <text:p text:style-name="Corpo_20_do_20_texto_3a__20_texto_20__28_referência_29_"/>
      <text:p text:style-name="Corpo_20_do_20_texto_3a__20_texto_20__28_referência_29_"><text:span text:style-name="T68">USP. </text:span><text:span text:style-name="T46">Fundamentos do projeto de software</text:span><text:span text:style-name="T68">. 2015. Disponível em http://www.pcs.usp.br/~pcs722/98/Objetos/bases.html. Acesso em 21 de junho, 2015.</text:span></text:p>
      <text:p text:style-name="Corpo_20_do_20_texto_3a__20_texto_20__28_referência_29_"/>
      <text:p text:style-name="Corpo_20_do_20_texto_3a__20_texto_20__28_referência_29_">W3C. <text:span text:style-name="T21">About</text:span><text:span text:style-name="T43"> W3C</text:span>. 2015. Disponível em http://www.w3.<text:span text:style-name="T7">org</text:span>/Consortium/. Acesso em 07 de março, 2015.</text:p>
      <text:p text:style-name="Corpo_20_do_20_texto_3a__20_texto_20__28_referência_29_"/>
      <text:p text:style-name="Corpo_20_do_20_texto_3a__20_texto_20__28_referência_29_">W3C. <text:span text:style-name="T21">What</text:span><text:span text:style-name="T43"> is CSS?</text:span>. 2015. Disponível em http://www.w3.org/<text:span text:style-name="T7">Style</text:span>/CSS/. Acesso em 08 de março, 2015.<text:span text:style-name="T74">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2</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5H42M33S</meta:editing-duration>
    <meta:editing-cycles>859</meta:editing-cycles>
    <meta:generator>LibreOffice/4.3.7.2$Windows_x86 LibreOffice_project/8a35821d8636a03b8bf4e15b48f59794652c68ba</meta:generator>
    <meta:initial-creator>Felipe Rodrigues</meta:initial-creator>
    <dc:date>2015-09-21T10:49:07.162000000</dc:date>
    <meta:document-statistic meta:table-count="0" meta:image-count="0" meta:object-count="0" meta:page-count="14" meta:paragraph-count="118" meta:word-count="1819" meta:character-count="13970" meta:non-whitespace-character-count="12247"/>
  </office:meta>
</office:document-meta>
</file>